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8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he semester</text:p>
          </table:table-cell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variable na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an be either 1 2 or 3</text:p>
          </table:table-cell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</table:table-row>
        <table:table-row table:style-name="ro1" table:number-rows-repeated="4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 this module is a project it will return 0=false 1=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2:20:18.64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09T13:20:28.362000000</dc:date>
    <meta:editing-duration>PT8H9M22S</meta:editing-duration>
    <meta:editing-cycles>55</meta:editing-cycles>
    <meta:generator>LibreOffice/5.3.0.3$Windows_x86 LibreOffice_project/7074905676c47b82bbcfbea1aeefc84afe1c50e1</meta:generator>
    <meta:document-statistic meta:table-count="1" meta:cell-count="256" meta:object-count="0"/>
  </office:meta>
</office:document-meta>
</file>